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upload.wikimedia.org/wikipedia/commons/thumb/1/1e/Thomas_Jefferson_by_Rembrandt_Peale%2C_1800.jpg/100px-Thomas_Jefferson_by_Rembrandt_Peale%2C_1800.jpg" draw:style-name="gr1" draw:text-style-name="P1" svg:width="74.98pt" svg:height="89.23pt" svg:x="1023.99pt" svg:y="25.6pt">
            <draw:image xlink:href="https://upload.wikimedia.org/wikipedia/commons/thumb/1/1e/Thomas_Jefferson_by_Rembrandt_Peale%2C_1800.jpg/100px-Thomas_Jefferson_by_Rembrandt_Peale%2C_1800.jpg" xlink:type="simple" xlink:show="embed" xlink:actuate="onLoad">
              <text:p/>
            </draw:image>
          </draw:frame>
          <draw:frame draw:z-index="1" draw:name="https://upload.wikimedia.org/wikipedia/commons/thumb/1/1d/James_Madison.jpg/100px-James_Madison.jpg" draw:style-name="gr1" draw:text-style-name="P1" svg:width="74.98pt" svg:height="91.47pt" svg:x="1471.97pt" svg:y="38.38pt">
            <draw:image xlink:href="https://upload.wikimedia.org/wikipedia/commons/thumb/1/1d/James_Madison.jpg/100px-James_Madison.jpg" xlink:type="simple" xlink:show="embed" xlink:actuate="onLoad">
              <text:p/>
            </draw:image>
          </draw:frame>
          <draw:frame draw:z-index="2" draw:name="https://upload.wikimedia.org/wikipedia/commons/thumb/8/84/JamesMonroe.png/100px-JamesMonroe.png" draw:style-name="gr1" draw:text-style-name="P1" svg:width="74.98pt" svg:height="88.47pt" svg:x="1919.99pt" svg:y="51.19pt">
            <draw:image xlink:href="https://upload.wikimedia.org/wikipedia/commons/thumb/8/84/JamesMonroe.png/100px-JamesMonroe.png" xlink:type="simple" xlink:show="embed" xlink:actuate="onLoad">
              <text:p/>
            </draw:image>
          </draw:frame>
          <draw:frame draw:z-index="3" draw:name="https://upload.wikimedia.org/wikipedia/commons/thumb/6/64/John_Quincy_Adams.jpg/100px-John_Quincy_Adams.jpg" draw:style-name="gr1" draw:text-style-name="P1" svg:width="74.98pt" svg:height="91.47pt" svg:x="2367.98pt" svg:y="63.98pt">
            <draw:image xlink:href="https://upload.wikimedia.org/wikipedia/commons/thumb/6/64/John_Quincy_Adams.jpg/100px-John_Quincy_Adams.jpg" xlink:type="simple" xlink:show="embed" xlink:actuate="onLoad">
              <text:p/>
            </draw:image>
          </draw:frame>
          <draw:frame draw:z-index="4" draw:name="https://upload.wikimedia.org/wikipedia/commons/thumb/4/43/Andrew_jackson_head.jpg/100px-Andrew_jackson_head.jpg" draw:style-name="gr1" draw:text-style-name="P1" svg:width="74.98pt" svg:height="90.71pt" svg:x="2815.99pt" svg:y="76.79pt">
            <draw:image xlink:href="https://upload.wikimedia.org/wikipedia/commons/thumb/4/43/Andrew_jackson_head.jpg/100px-Andrew_jackson_head.jpg" xlink:type="simple" xlink:show="embed" xlink:actuate="onLoad">
              <text:p/>
            </draw:image>
          </draw:frame>
          <draw:frame draw:z-index="5" draw:name="https://upload.wikimedia.org/wikipedia/commons/thumb/2/21/MartinVanBuren.png/100px-MartinVanBuren.png" draw:style-name="gr1" draw:text-style-name="P1" svg:width="74.98pt" svg:height="86.97pt" svg:x="3263.98pt" svg:y="89.57pt">
            <draw:image xlink:href="https://upload.wikimedia.org/wikipedia/commons/thumb/2/21/MartinVanBuren.png/100px-MartinVanBuren.png" xlink:type="simple" xlink:show="embed" xlink:actuate="onLoad">
              <text:p/>
            </draw:image>
          </draw:frame>
          <draw:frame draw:z-index="6" draw:name="https://upload.wikimedia.org/wikipedia/commons/thumb/d/d3/William_Henry_Harrison_by_James_Reid_Lambdin%2C_1835.jpg/100px-William_Henry_Harrison_by_James_Reid_Lambdin%2C_1835.jpg" draw:style-name="gr1" draw:text-style-name="P1" svg:width="74.98pt" svg:height="90.71pt" svg:x="3712pt" svg:y="102.39pt">
            <draw:image xlink:href="https://upload.wikimedia.org/wikipedia/commons/thumb/d/d3/William_Henry_Harrison_by_James_Reid_Lambdin%2C_1835.jpg/100px-William_Henry_Harrison_by_James_Reid_Lambdin%2C_1835.jpg" xlink:type="simple" xlink:show="embed" xlink:actuate="onLoad">
              <text:p/>
            </draw:image>
          </draw:frame>
          <draw:frame draw:z-index="7" draw:name="https://upload.wikimedia.org/wikipedia/commons/thumb/0/00/WHOportTyler.jpg/100px-WHOportTyler.jpg" draw:style-name="gr1" draw:text-style-name="P1" svg:width="74.98pt" svg:height="98.99pt" svg:x="4159.98pt" svg:y="115.2pt">
            <draw:image xlink:href="https://upload.wikimedia.org/wikipedia/commons/thumb/0/00/WHOportTyler.jpg/100px-WHOportTyler.jpg" xlink:type="simple" xlink:show="embed" xlink:actuate="onLoad">
              <text:p/>
            </draw:image>
          </draw:frame>
          <draw:frame draw:z-index="8" draw:name="https://upload.wikimedia.org/wikipedia/commons/thumb/b/b1/James_Knox_Polk_by_GPA_Healy%2C_1858.jpg/100px-James_Knox_Polk_by_GPA_Healy%2C_1858.jpg" draw:style-name="gr1" draw:text-style-name="P1" svg:width="74.98pt" svg:height="98.99pt" svg:x="19711.98pt" svg:y="140.8pt">
            <draw:image xlink:href="https://upload.wikimedia.org/wikipedia/commons/thumb/b/b1/James_Knox_Polk_by_GPA_Healy%2C_1858.jpg/100px-James_Knox_Polk_by_GPA_Healy%2C_1858.jpg" xlink:type="simple" xlink:show="embed" xlink:actuate="onLoad">
              <text:p/>
            </draw:image>
          </draw:frame>
          <draw:frame draw:z-index="9" draw:name="https://upload.wikimedia.org/wikipedia/commons/thumb/a/aa/ZacharyTaylor.png/100px-ZacharyTaylor.png" draw:style-name="gr1" draw:text-style-name="P1" svg:width="74.98pt" svg:height="91.47pt" svg:x="4991.98pt" svg:y="153.58pt">
            <draw:image xlink:href="https://upload.wikimedia.org/wikipedia/commons/thumb/a/aa/ZacharyTaylor.png/100px-ZacharyTaylor.png" xlink:type="simple" xlink:show="embed" xlink:actuate="onLoad">
              <text:p/>
            </draw:image>
          </draw:frame>
          <draw:frame draw:z-index="10" draw:name="https://upload.wikimedia.org/wikipedia/commons/thumb/7/7e/Millard_Fillmore.jpg/100px-Millard_Fillmore.jpg" draw:style-name="gr1" draw:text-style-name="P1" svg:width="74.98pt" svg:height="98.99pt" svg:x="5440pt" svg:y="166.39pt">
            <draw:image xlink:href="https://upload.wikimedia.org/wikipedia/commons/thumb/7/7e/Millard_Fillmore.jpg/100px-Millard_Fillmore.jpg" xlink:type="simple" xlink:show="embed" xlink:actuate="onLoad">
              <text:p/>
            </draw:image>
          </draw:frame>
          <draw:frame draw:z-index="11" draw:name="https://upload.wikimedia.org/wikipedia/commons/thumb/a/a0/Franklin_Pierce_by_GPA_Healy%2C_1858.jpg/100px-Franklin_Pierce_by_GPA_Healy%2C_1858.jpg" draw:style-name="gr1" draw:text-style-name="P1" svg:width="74.98pt" svg:height="98.22pt" svg:x="5887.98pt" svg:y="179.18pt">
            <draw:image xlink:href="https://upload.wikimedia.org/wikipedia/commons/thumb/a/a0/Franklin_Pierce_by_GPA_Healy%2C_1858.jpg/100px-Franklin_Pierce_by_GPA_Healy%2C_1858.jpg" xlink:type="simple" xlink:show="embed" xlink:actuate="onLoad">
              <text:p/>
            </draw:image>
          </draw:frame>
          <draw:frame draw:z-index="12" draw:name="https://upload.wikimedia.org/wikipedia/commons/thumb/a/a0/Jb15.gif/100px-Jb15.gif" draw:style-name="gr1" draw:text-style-name="P1" svg:width="74.98pt" svg:height="107.97pt" svg:x="6336pt" svg:y="191.99pt">
            <draw:image xlink:href="https://upload.wikimedia.org/wikipedia/commons/thumb/a/a0/Jb15.gif/100px-Jb15.gif" xlink:type="simple" xlink:show="embed" xlink:actuate="onLoad">
              <text:p/>
            </draw:image>
          </draw:frame>
          <draw:frame draw:z-index="13" draw:name="https://upload.wikimedia.org/wikipedia/commons/thumb/5/5f/Abraham_Lincoln_by_George_Peter_Alexander_Healy.jpg/100px-Abraham_Lincoln_by_George_Peter_Alexander_Healy.jpg" draw:style-name="gr1" draw:text-style-name="P1" svg:width="74.98pt" svg:height="99.72pt" svg:x="6783.99pt" svg:y="217.59pt">
            <draw:image xlink:href="https://upload.wikimedia.org/wikipedia/commons/thumb/5/5f/Abraham_Lincoln_by_George_Peter_Alexander_Healy.jpg/100px-Abraham_Lincoln_by_George_Peter_Alexander_Healy.jpg" xlink:type="simple" xlink:show="embed" xlink:actuate="onLoad">
              <text:p/>
            </draw:image>
          </draw:frame>
          <draw:frame draw:z-index="14" draw:name="https://upload.wikimedia.org/wikipedia/commons/thumb/7/73/Andrew_Johnson_portrait.jpg/100px-Andrew_Johnson_portrait.jpg" draw:style-name="gr1" draw:text-style-name="P1" svg:width="74.98pt" svg:height="91.47pt" svg:x="20095.99pt" svg:y="243.18pt">
            <draw:image xlink:href="https://upload.wikimedia.org/wikipedia/commons/thumb/7/73/Andrew_Johnson_portrait.jpg/100px-Andrew_Johnson_portrait.jpg" xlink:type="simple" xlink:show="embed" xlink:actuate="onLoad">
              <text:p/>
            </draw:image>
          </draw:frame>
          <draw:frame draw:z-index="15" draw:name="https://upload.wikimedia.org/wikipedia/commons/thumb/6/60/Ulysses_S._Grant.jpg/100px-Ulysses_S._Grant.jpg" draw:style-name="gr1" draw:text-style-name="P1" svg:width="74.98pt" svg:height="97.48pt" svg:x="7615.98pt" svg:y="256pt">
            <draw:image xlink:href="https://upload.wikimedia.org/wikipedia/commons/thumb/6/60/Ulysses_S._Grant.jpg/100px-Ulysses_S._Grant.jpg" xlink:type="simple" xlink:show="embed" xlink:actuate="onLoad">
              <text:p/>
            </draw:image>
          </draw:frame>
          <draw:frame draw:z-index="16" draw:name="https://upload.wikimedia.org/wikipedia/commons/thumb/7/76/Daniel_Huntington_-_Rutherford_Birchard_Hayes_-_Google_Art_Project.jpg/100px-Daniel_Huntington_-_Rutherford_Birchard_Hayes_-_Google_Art_Project.jpg" draw:style-name="gr1" draw:text-style-name="P1" svg:width="74.98pt" svg:height="126.71pt" svg:x="8064pt" svg:y="268.78pt">
            <draw:image xlink:href="https://upload.wikimedia.org/wikipedia/commons/thumb/7/76/Daniel_Huntington_-_Rutherford_Birchard_Hayes_-_Google_Art_Project.jpg/100px-Daniel_Huntington_-_Rutherford_Birchard_Hayes_-_Google_Art_Project.jpg" xlink:type="simple" xlink:show="embed" xlink:actuate="onLoad">
              <text:p/>
            </draw:image>
          </draw:frame>
          <draw:frame draw:z-index="17" draw:name="https://upload.wikimedia.org/wikipedia/commons/thumb/0/07/Ole_Peter_Hansen_Balling_-_James_Garfield_-_Google_Art_Project.jpg/100px-Ole_Peter_Hansen_Balling_-_James_Garfield_-_Google_Art_Project.jpg" draw:style-name="gr1" draw:text-style-name="P1" svg:width="74.98pt" svg:height="89.97pt" svg:x="8511.99pt" svg:y="281.59pt">
            <draw:image xlink:href="https://upload.wikimedia.org/wikipedia/commons/thumb/0/07/Ole_Peter_Hansen_Balling_-_James_Garfield_-_Google_Art_Project.jpg/100px-Ole_Peter_Hansen_Balling_-_James_Garfield_-_Google_Art_Project.jpg" xlink:type="simple" xlink:show="embed" xlink:actuate="onLoad">
              <text:p/>
            </draw:image>
          </draw:frame>
          <draw:frame draw:z-index="18" draw:name="https://upload.wikimedia.org/wikipedia/commons/thumb/2/2f/Chester_A_Arthur_by_Daniel_Huntington.jpeg/100px-Chester_A_Arthur_by_Daniel_Huntington.jpeg" draw:style-name="gr1" draw:text-style-name="P1" svg:width="74.98pt" svg:height="92.21pt" svg:x="8959.97pt" svg:y="294.38pt">
            <draw:image xlink:href="https://upload.wikimedia.org/wikipedia/commons/thumb/2/2f/Chester_A_Arthur_by_Daniel_Huntington.jpeg/100px-Chester_A_Arthur_by_Daniel_Huntington.jpeg" xlink:type="simple" xlink:show="embed" xlink:actuate="onLoad">
              <text:p/>
            </draw:image>
          </draw:frame>
          <draw:frame draw:z-index="19" draw:name="https://upload.wikimedia.org/wikipedia/commons/thumb/d/d5/Grover_Cleveland_portrait2.jpg/100px-Grover_Cleveland_portrait2.jpg" draw:style-name="gr1" draw:text-style-name="P1" svg:width="74.98pt" svg:height="101.96pt" svg:x="9407.99pt" svg:y="307.19pt">
            <draw:image xlink:href="https://upload.wikimedia.org/wikipedia/commons/thumb/d/d5/Grover_Cleveland_portrait2.jpg/100px-Grover_Cleveland_portrait2.jpg" xlink:type="simple" xlink:show="embed" xlink:actuate="onLoad">
              <text:p/>
            </draw:image>
          </draw:frame>
          <draw:frame draw:z-index="20" draw:name="https://upload.wikimedia.org/wikipedia/commons/thumb/f/f8/Benjamin_Harrison%2C_head_and_shoulders_bw_photo%2C_1896.jpg/100px-Benjamin_Harrison%2C_head_and_shoulders_bw_photo%2C_1896.jpg" draw:style-name="gr1" draw:text-style-name="P1" svg:width="74.98pt" svg:height="95.22pt" svg:x="9855.98pt" svg:y="319.97pt">
            <draw:image xlink:href="https://upload.wikimedia.org/wikipedia/commons/thumb/f/f8/Benjamin_Harrison%2C_head_and_shoulders_bw_photo%2C_1896.jpg/100px-Benjamin_Harrison%2C_head_and_shoulders_bw_photo%2C_1896.jpg" xlink:type="simple" xlink:show="embed" xlink:actuate="onLoad">
              <text:p/>
            </draw:image>
          </draw:frame>
          <draw:frame draw:z-index="21" draw:name="https://upload.wikimedia.org/wikipedia/commons/thumb/d/db/Grover_Cleveland%2C_painting_by_Anders_Zorn.jpg/100px-Grover_Cleveland%2C_painting_by_Anders_Zorn.jpg" draw:style-name="gr1" draw:text-style-name="P1" svg:width="74.98pt" svg:height="103.46pt" svg:x="10303.99pt" svg:y="332.79pt">
            <draw:image xlink:href="https://upload.wikimedia.org/wikipedia/commons/thumb/d/db/Grover_Cleveland%2C_painting_by_Anders_Zorn.jpg/100px-Grover_Cleveland%2C_painting_by_Anders_Zorn.jpg" xlink:type="simple" xlink:show="embed" xlink:actuate="onLoad">
              <text:p/>
            </draw:image>
          </draw:frame>
          <draw:frame draw:z-index="22" draw:name="https://upload.wikimedia.org/wikipedia/commons/thumb/4/47/Official_White_House_portrait_of_William_McKinley.jpg/100px-Official_White_House_portrait_of_William_McKinley.jpg" draw:style-name="gr1" draw:text-style-name="P1" svg:width="74.98pt" svg:height="128.21pt" svg:x="10751.98pt" svg:y="345.6pt">
            <draw:image xlink:href="https://upload.wikimedia.org/wikipedia/commons/thumb/4/47/Official_White_House_portrait_of_William_McKinley.jpg/100px-Official_White_House_portrait_of_William_McKinley.jpg" xlink:type="simple" xlink:show="embed" xlink:actuate="onLoad">
              <text:p/>
            </draw:image>
          </draw:frame>
          <draw:frame draw:z-index="23" draw:name="https://upload.wikimedia.org/wikipedia/commons/thumb/b/bc/Americana_1920_Theodore_Roosevelt.jpg/100px-Americana_1920_Theodore_Roosevelt.jpg" draw:style-name="gr1" draw:text-style-name="P1" svg:width="74.98pt" svg:height="109.47pt" svg:x="11200pt" svg:y="358.38pt">
            <draw:image xlink:href="https://upload.wikimedia.org/wikipedia/commons/thumb/b/bc/Americana_1920_Theodore_Roosevelt.jpg/100px-Americana_1920_Theodore_Roosevelt.jpg" xlink:type="simple" xlink:show="embed" xlink:actuate="onLoad">
              <text:p/>
            </draw:image>
          </draw:frame>
          <draw:frame draw:z-index="24" draw:name="https://upload.wikimedia.org/wikipedia/commons/thumb/3/36/Anders_Zorn_-_Portrait_of_William_Howard_Taft_%281911%29.jpg/100px-Anders_Zorn_-_Portrait_of_William_Howard_Taft_%281911%29.jpg" draw:style-name="gr1" draw:text-style-name="P1" svg:width="74.98pt" svg:height="97.48pt" svg:x="11647.98pt" svg:y="371.2pt">
            <draw:image xlink:href="https://upload.wikimedia.org/wikipedia/commons/thumb/3/36/Anders_Zorn_-_Portrait_of_William_Howard_Taft_%281911%29.jpg/100px-Anders_Zorn_-_Portrait_of_William_Howard_Taft_%281911%29.jpg" xlink:type="simple" xlink:show="embed" xlink:actuate="onLoad">
              <text:p/>
            </draw:image>
          </draw:frame>
          <draw:frame draw:z-index="25" draw:name="https://upload.wikimedia.org/wikipedia/commons/thumb/4/43/Ww28.jpg/100px-Ww28.jpg" draw:style-name="gr1" draw:text-style-name="P1" svg:width="74.98pt" svg:height="93.71pt" svg:x="12096pt" svg:y="383.98pt">
            <draw:image xlink:href="https://upload.wikimedia.org/wikipedia/commons/thumb/4/43/Ww28.jpg/100px-Ww28.jpg" xlink:type="simple" xlink:show="embed" xlink:actuate="onLoad">
              <text:p/>
            </draw:image>
          </draw:frame>
          <draw:frame draw:z-index="26" draw:name="https://upload.wikimedia.org/wikipedia/commons/thumb/d/d8/Wh29.gif/100px-Wh29.gif" draw:style-name="gr1" draw:text-style-name="P1" svg:width="74.98pt" svg:height="120.73pt" svg:x="12543.99pt" svg:y="396.79pt">
            <draw:image xlink:href="https://upload.wikimedia.org/wikipedia/commons/thumb/d/d8/Wh29.gif/100px-Wh29.gif" xlink:type="simple" xlink:show="embed" xlink:actuate="onLoad">
              <text:p/>
            </draw:image>
          </draw:frame>
          <draw:frame draw:z-index="27" draw:name="https://upload.wikimedia.org/wikipedia/commons/thumb/3/34/CoolidgeWHPortrait.jpg/100px-CoolidgeWHPortrait.jpg" draw:style-name="gr1" draw:text-style-name="P1" svg:width="74.98pt" svg:height="94.48pt" svg:x="12991.97pt" svg:y="409.58pt">
            <draw:image xlink:href="https://upload.wikimedia.org/wikipedia/commons/thumb/3/34/CoolidgeWHPortrait.jpg/100px-CoolidgeWHPortrait.jpg" xlink:type="simple" xlink:show="embed" xlink:actuate="onLoad">
              <text:p/>
            </draw:image>
          </draw:frame>
          <draw:frame draw:z-index="28" draw:name="https://upload.wikimedia.org/wikipedia/commons/thumb/5/50/Herbert_Clark_Hoover_by_Greene%2C_1956.jpg/100px-Herbert_Clark_Hoover_by_Greene%2C_1956.jpg" draw:style-name="gr1" draw:text-style-name="P1" svg:width="74.98pt" svg:height="94.48pt" svg:x="13439.99pt" svg:y="422.39pt">
            <draw:image xlink:href="https://upload.wikimedia.org/wikipedia/commons/thumb/5/50/Herbert_Clark_Hoover_by_Greene%2C_1956.jpg/100px-Herbert_Clark_Hoover_by_Greene%2C_1956.jpg" xlink:type="simple" xlink:show="embed" xlink:actuate="onLoad">
              <text:p/>
            </draw:image>
          </draw:frame>
          <draw:frame draw:z-index="29" draw:name="https://upload.wikimedia.org/wikipedia/commons/thumb/b/b8/FDR_in_1933.jpg/100px-FDR_in_1933.jpg" draw:style-name="gr1" draw:text-style-name="P1" svg:width="74.98pt" svg:height="88.47pt" svg:x="13887.98pt" svg:y="435.17pt">
            <draw:image xlink:href="https://upload.wikimedia.org/wikipedia/commons/thumb/b/b8/FDR_in_1933.jpg/100px-FDR_in_1933.jpg" xlink:type="simple" xlink:show="embed" xlink:actuate="onLoad">
              <text:p/>
            </draw:image>
          </draw:frame>
          <draw:frame draw:z-index="30" draw:name="https://upload.wikimedia.org/wikipedia/commons/thumb/c/cf/Harry_S._Truman.jpg/100px-Harry_S._Truman.jpg" draw:style-name="gr1" draw:text-style-name="P1" svg:width="74.98pt" svg:height="95.98pt" svg:x="14335.99pt" svg:y="447.99pt">
            <draw:image xlink:href="https://upload.wikimedia.org/wikipedia/commons/thumb/c/cf/Harry_S._Truman.jpg/100px-Harry_S._Truman.jpg" xlink:type="simple" xlink:show="embed" xlink:actuate="onLoad">
              <text:p/>
            </draw:image>
          </draw:frame>
          <draw:frame draw:z-index="31" draw:name="https://upload.wikimedia.org/wikipedia/commons/thumb/d/d6/Eisenhower_official.jpg/100px-Eisenhower_official.jpg" draw:style-name="gr1" draw:text-style-name="P1" svg:width="74.98pt" svg:height="94.48pt" svg:x="14783.98pt" svg:y="460.8pt">
            <draw:image xlink:href="https://upload.wikimedia.org/wikipedia/commons/thumb/d/d6/Eisenhower_official.jpg/100px-Eisenhower_official.jpg" xlink:type="simple" xlink:show="embed" xlink:actuate="onLoad">
              <text:p/>
            </draw:image>
          </draw:frame>
          <draw:frame draw:z-index="32" draw:name="https://upload.wikimedia.org/wikipedia/commons/thumb/c/c3/John_F._Kennedy%2C_White_House_color_photo_portrait.jpg/100px-John_F._Kennedy%2C_White_House_color_photo_portrait.jpg" draw:style-name="gr1" draw:text-style-name="P1" svg:width="74.98pt" svg:height="97.48pt" svg:x="15232pt" svg:y="473.58pt">
            <draw:image xlink:href="https://upload.wikimedia.org/wikipedia/commons/thumb/c/c3/John_F._Kennedy%2C_White_House_color_photo_portrait.jpg/100px-John_F._Kennedy%2C_White_House_color_photo_portrait.jpg" xlink:type="simple" xlink:show="embed" xlink:actuate="onLoad">
              <text:p/>
            </draw:image>
          </draw:frame>
          <draw:frame draw:z-index="33" draw:name="https://upload.wikimedia.org/wikipedia/commons/thumb/c/c3/37_Lyndon_Johnson_3x4.jpg/100px-37_Lyndon_Johnson_3x4.jpg" draw:style-name="gr1" draw:text-style-name="P1" svg:width="74.98pt" svg:height="99.72pt" svg:x="15679.98pt" svg:y="486.4pt">
            <draw:image xlink:href="https://upload.wikimedia.org/wikipedia/commons/thumb/c/c3/37_Lyndon_Johnson_3x4.jpg/100px-37_Lyndon_Johnson_3x4.jpg" xlink:type="simple" xlink:show="embed" xlink:actuate="onLoad">
              <text:p/>
            </draw:image>
          </draw:frame>
          <draw:frame draw:z-index="34" draw:name="https://upload.wikimedia.org/wikipedia/commons/thumb/2/23/Nixon_Official_Presidential_Portrait%2C_07-08-1971.tif/lossy-page1-100px-Nixon_Official_Presidential_Portrait%2C_07-08-1971.tif.jpg" draw:style-name="gr1" draw:text-style-name="P1" svg:width="74.98pt" svg:height="94.48pt" svg:x="16128pt" svg:y="499.18pt">
            <draw:image xlink:href="https://upload.wikimedia.org/wikipedia/commons/thumb/2/23/Nixon_Official_Presidential_Portrait%2C_07-08-1971.tif/lossy-page1-100px-Nixon_Official_Presidential_Portrait%2C_07-08-1971.tif.jpg" xlink:type="simple" xlink:show="embed" xlink:actuate="onLoad">
              <text:p/>
            </draw:image>
          </draw:frame>
          <draw:frame draw:z-index="35" draw:name="https://upload.wikimedia.org/wikipedia/commons/thumb/4/4e/Gerald_Ford.jpg/100px-Gerald_Ford.jpg" draw:style-name="gr1" draw:text-style-name="P1" svg:width="74.98pt" svg:height="110.21pt" svg:x="16575.99pt" svg:y="511.99pt">
            <draw:image xlink:href="https://upload.wikimedia.org/wikipedia/commons/thumb/4/4e/Gerald_Ford.jpg/100px-Gerald_Ford.jpg" xlink:type="simple" xlink:show="embed" xlink:actuate="onLoad">
              <text:p/>
            </draw:image>
          </draw:frame>
          <draw:frame draw:z-index="36" draw:name="https://upload.wikimedia.org/wikipedia/commons/thumb/5/5a/JimmyCarterPortrait2.jpg/100px-JimmyCarterPortrait2.jpg" draw:style-name="gr1" draw:text-style-name="P1" svg:width="74.98pt" svg:height="92.21pt" svg:x="17023.97pt" svg:y="524.78pt">
            <draw:image xlink:href="https://upload.wikimedia.org/wikipedia/commons/thumb/5/5a/JimmyCarterPortrait2.jpg/100px-JimmyCarterPortrait2.jpg" xlink:type="simple" xlink:show="embed" xlink:actuate="onLoad">
              <text:p/>
            </draw:image>
          </draw:frame>
          <draw:frame draw:z-index="37" draw:name="https://upload.wikimedia.org/wikipedia/commons/thumb/1/16/Official_Portrait_of_President_Reagan_1981.jpg/100px-Official_Portrait_of_President_Reagan_1981.jpg" draw:style-name="gr1" draw:text-style-name="P1" svg:width="74.98pt" svg:height="93.71pt" svg:x="17471.99pt" svg:y="537.59pt">
            <draw:image xlink:href="https://upload.wikimedia.org/wikipedia/commons/thumb/1/16/Official_Portrait_of_President_Reagan_1981.jpg/100px-Official_Portrait_of_President_Reagan_1981.jpg" xlink:type="simple" xlink:show="embed" xlink:actuate="onLoad">
              <text:p/>
            </draw:image>
          </draw:frame>
          <draw:frame draw:z-index="38" draw:name="https://upload.wikimedia.org/wikipedia/commons/thumb/c/cd/43_George_H.W._Bush_3x4.jpg/100px-43_George_H.W._Bush_3x4.jpg" draw:style-name="gr1" draw:text-style-name="P1" svg:width="74.98pt" svg:height="99.72pt" svg:x="17919.98pt" svg:y="550.37pt">
            <draw:image xlink:href="https://upload.wikimedia.org/wikipedia/commons/thumb/c/cd/43_George_H.W._Bush_3x4.jpg/100px-43_George_H.W._Bush_3x4.jpg" xlink:type="simple" xlink:show="embed" xlink:actuate="onLoad">
              <text:p/>
            </draw:image>
          </draw:frame>
          <draw:frame draw:z-index="39" draw:name="https://upload.wikimedia.org/wikipedia/commons/thumb/4/49/44_Bill_Clinton_3x4.jpg/100px-44_Bill_Clinton_3x4.jpg" draw:style-name="gr1" draw:text-style-name="P1" svg:width="74.98pt" svg:height="99.72pt" svg:x="18367.99pt" svg:y="563.19pt">
            <draw:image xlink:href="https://upload.wikimedia.org/wikipedia/commons/thumb/4/49/44_Bill_Clinton_3x4.jpg/100px-44_Bill_Clinton_3x4.jpg" xlink:type="simple" xlink:show="embed" xlink:actuate="onLoad">
              <text:p/>
            </draw:image>
          </draw:frame>
          <draw:frame draw:z-index="40" draw:name="https://upload.wikimedia.org/wikipedia/commons/thumb/d/d4/George-W-Bush.jpeg/100px-George-W-Bush.jpeg" draw:style-name="gr1" draw:text-style-name="P1" svg:width="74.98pt" svg:height="98.99pt" svg:x="18815.98pt" svg:y="576pt">
            <draw:image xlink:href="https://upload.wikimedia.org/wikipedia/commons/thumb/d/d4/George-W-Bush.jpeg/100px-George-W-Bush.jpeg" xlink:type="simple" xlink:show="embed" xlink:actuate="onLoad">
              <text:p/>
            </draw:image>
          </draw:frame>
          <draw:frame draw:z-index="41" draw:name="https://upload.wikimedia.org/wikipedia/commons/thumb/e/e9/Official_portrait_of_Barack_Obama.jpg/100px-Official_portrait_of_Barack_Obama.jpg" draw:style-name="gr1" draw:text-style-name="P1" svg:width="74.98pt" svg:height="101.96pt" svg:x="19264pt" svg:y="588.78pt">
            <draw:image xlink:href="https://upload.wikimedia.org/wikipedia/commons/thumb/e/e9/Official_portrait_of_Barack_Obama.jpg/100px-Official_portrait_of_Barack_Obama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ордж Вашингтон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он Адамс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Томас Джефферсон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еймс Мэдисон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еймс Монро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он Куинси Адамс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Эндрю Джэксон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Мартин Ван Бурен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Уильям Генри Гаррисон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он Тайлер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еймс Нокс Полк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Закари Тейлор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Миллард Филлмор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Франклин Пирс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еймс Бьюкенен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Авраам Линкольн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Эндрю Джонсон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Улисс Симпсон Грант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Резерфорд Бёрчард Хейс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еймс Абрам Гарфилд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Честер Алан Артур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Стивен Гровер Кливленд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Бенджамин Гаррисон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Стивен Гровер Кливленд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Уильям Мак-Кинли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Теодор Рузвельт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Уильям Говард Тафт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Томас Вудро Вильсон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Уоррен Гардинг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Калвин Кулидж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Герберт Кларк Гувер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Франклин Д. Рузвельт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Гарри С. Трумэн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уайт Дэвид Эйзенхауэр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он Ф. Кеннеди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Линдон Джонсон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Ричард Милхаус Никсон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ералд Рудолф Форд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имми Эрл Картер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Роналд Уилсон Рейган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ордж Г. Уокер Буш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Уильям (Билл) Д. Клинтон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Джордж У. Буш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office:value-type="string" calcext:value-type="string">
            <text:p>Барак Хуссейн Обама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Тьер Адольф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Мак-Магон Патрис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Дюфор Жюль Арман Станислав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Греви Жюль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Рувье Морис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Карно Сади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Дюпу Шарль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Казимир-Перье Жан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Дюпу Шарль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Фор Феликс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Дюпу Шарль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Лубе Эмиль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Фалльере Арман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Пуанкаре Раймон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Дешанель Поль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Мильеран Александр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Франсуа-Марсаль Фредерик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Думерг Гастон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Думер Поль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Тардье Андре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Лебро Альберт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Петтен Филипп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Голль Шарль де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Гуэн Феликс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Бидо Жорж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Блюм Леон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Ориоль Венсан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Коти Рене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Голль Шарль де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Поэр Алан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Помпиду Жорж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Поэр Алан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Жискар д'Эстен Валери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Миттеран Франсуа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Ширак Жак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Саркози Николя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office:value-type="string" calcext:value-type="string">
            <text:p>Олланд Франсуа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20:42:27.918091039</meta:creation-date>
    <dc:date>2015-12-03T21:20:41.985830200</dc:date>
    <meta:editing-duration>PT14M14S</meta:editing-duration>
    <meta:editing-cycles>1</meta:editing-cycles>
    <meta:document-statistic meta:table-count="1" meta:cell-count="324" meta:object-count="42"/>
    <meta:generator>LibreOffice/5.0.2.2$Linux_X86_64 LibreOffice_project/00m0$Build-2</meta:generator>
  </office:meta>
</office:document-meta>
</file>